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 style:list-style-name="L1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писание работы программы </text:p>
      <text:list xml:id="list11112975781" text:style-name="L1">
        <text:list-item>
          <text:p text:style-name="P2">Получение массива точек границы<text:line-break/>Границей именуем множество таких крайних точек целевой области, что они, будучи связаны линией, получаемой линейной интерполяцией ограничивают область, каждая точка в которой удовлетворяет нашим требованиям</text:p>
        </text:list-item>
        <text:list-item>
          <text:p text:style-name="P2">Получение недостающих точек границы с помощью линейной интерполяции. В итоге для каждого значения каждой координаты в требуемом дискрете (в настоящей версии дискрет 1) имелась точка.</text:p>
        </text:list-item>
        <text:list-item>
          <text:p text:style-name="P2">Определение границ области (определение крайних точек области)</text:p>
        </text:list-item>
        <text:list-item>
          <text:p text:style-name="P2">Определение средней точки области<text:line-break/>Два подхода: 1. Эмпирически 2. Вычисляется среднее арифметическое крайних точек области</text:p>
        </text:list-item>
        <text:list-item>
          <text:p text:style-name="P2">Поиск областей <text:line-break/>Для большей оптимальности решения предлагается использовать несколько средних точек</text:p>
        </text:list-item>
        <text:list-item>
          <text:p text:style-name="P2">Нахождение искомой площади<text:line-break/>Имеются два подхода: 1. Выбор прямоугольника максимальной площади 2. Нахождение оптимального сочетания прямоугольников с тем, чтобы площадь на выходе была максимальной и, возможно, удовлетворялись другие требования. В их числе может быть расширение диапазона по какой-либо оси в ущерб другим осям и т. п. </text:p>
          <text:p text:style-name="P2"><text:line-break/></text:p>
        </text:list-item>
      </text:list>
      <text:p text:style-name="P1"/>
      <text:p text:style-name="P1"/>
      <text:p text:style-name="P1">Универсальным критерием оптимальности найденной площади может служить результат, выданный методом Монте-Карло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7M10S</meta:editing-duration>
    <meta:editing-cycles>21</meta:editing-cycles>
    <meta:generator>LibreOffice/3.5$Linux_x86 LibreOffice_project/350m1$Build-2</meta:generator>
    <dc:date>2014-01-10T23:19:00</dc:date>
    <meta:document-statistic meta:table-count="0" meta:image-count="0" meta:object-count="0" meta:page-count="1" meta:paragraph-count="9" meta:word-count="153" meta:character-count="1184" meta:non-whitespace-character-count="1040"/>
    <meta:user-defined meta:name="Info 1"/>
    <meta:user-defined meta:name="Info 2"/>
    <meta:user-defined meta:name="Info 3"/>
    <meta:user-defined meta:name="Info 4"/>
  </office:meta>
</office:document-meta>
</file>